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B4000001165F961903CB57BD5E.png" manifest:media-type="image/png"/>
  <manifest:file-entry manifest:full-path="Pictures/1000000000000034000000343FB3F43192A0E2AE.jpg" manifest:media-type="image/jpeg"/>
  <manifest:file-entry manifest:full-path="Pictures/100002010000002E0000002E56D5001252F6F842.png" manifest:media-type="image/png"/>
  <manifest:file-entry manifest:full-path="Pictures/100000000000023100000220D4195C300C928982.jpg" manifest:media-type="image/jpeg"/>
  <manifest:file-entry manifest:full-path="Pictures/100000000000034A000001B83770F19E88B779C9.jpg" manifest:media-type="image/jpeg"/>
  <manifest:file-entry manifest:full-path="Pictures/100002010000012C000000EA61E54A5F3885EE6C.png" manifest:media-type="image/png"/>
  <manifest:file-entry manifest:full-path="Pictures/100000000000013B000000A04333595F02D9B85F.jpg" manifest:media-type="image/jpeg"/>
  <manifest:file-entry manifest:full-path="Pictures/1000000000000113000000B7F108997CD26DD8DB.png" manifest:media-type="image/png"/>
  <manifest:file-entry manifest:full-path="Pictures/10000201000011500000051476CF161D443B91E8.png" manifest:media-type="image/png"/>
  <manifest:file-entry manifest:full-path="Pictures/10000000000002E200000302A1FC1DC85B5849F0.jpg" manifest:media-type="image/jpeg"/>
  <manifest:file-entry manifest:full-path="Pictures/100002010000026800000057B2FF22FC99B5A01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Droid Serif" svg:font-family="'Droid Serif'" style:font-family-generic="roman" style:font-pitch="variable"/>
    <style:font-face style:name="Droid Serif1" svg:font-family="'Droid Serif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PPT_5f_Template-notes">
      <style:graphic-properties draw:fill-color="#ffffff" draw:auto-grow-height="true" fo:min-height="13.364cm"/>
    </style:style>
    <style:style style:name="pr4" style:family="presentation" style:parent-style-name="PPT_5f_Template1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508cm" fo:wrap-option="wrap"/>
    </style:style>
    <style:style style:name="pr5" style:family="presentation" style:parent-style-name="PPT_5f_Template1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508cm" fo:wrap-option="wrap"/>
    </style:style>
    <style:style style:name="pr6" style:family="presentation" style:parent-style-name="PPT_5f_Template1-notes">
      <style:graphic-properties draw:fill-color="#ffffff" fo:min-height="13.365cm"/>
    </style:style>
    <style:style style:name="pr7" style:family="presentation" style:parent-style-name="PPT_5f_Template3-title">
      <style:graphic-properties draw:auto-grow-height="true" fo:min-height="0.888cm"/>
    </style:style>
    <style:style style:name="pr8" style:family="presentation" style:parent-style-name="PPT_5f_Template3-notes">
      <style:graphic-properties draw:fill-color="#ffffff" fo:min-height="13.364cm"/>
    </style:style>
    <style:style style:name="pr9" style:family="presentation" style:parent-style-name="PPT_5f_Template3-outline1">
      <style:graphic-properties fo:min-height="8.893cm"/>
    </style:style>
    <style:style style:name="pr10" style:family="presentation" style:parent-style-name="PPT_5f_Template3-title">
      <style:graphic-properties fo:min-height="0.888cm"/>
    </style:style>
    <style:style style:name="pr11" style:family="presentation" style:parent-style-name="PPT_5f_Template9-notes">
      <style:graphic-properties draw:fill-color="#ffffff" fo:min-height="13.365cm"/>
    </style:style>
    <style:style style:name="pr12" style:family="presentation" style:parent-style-name="PPT_5f_Template10-notes">
      <style:graphic-properties draw:fill-color="#ffffff" fo:min-height="13.365cm"/>
    </style:style>
    <style:style style:name="co1" style:family="table-column">
      <style:table-column-properties style:column-width="19.961cm" style:use-optimal-column-width="false"/>
    </style:style>
    <style:style style:name="ro1" style:family="table-row">
      <style:table-row-properties style:row-height="9.235cm"/>
    </style:style>
    <style:style style:name="ce1" style:family="table-cell">
      <style:graphic-properties style:repeat="repeat"/>
      <style:text-properties fo:color="#000000" style:font-name="Century Schoolbook L1" fo:font-size="16pt" style:font-size-asian="16pt" style:font-size-complex="16pt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16pt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justify"/>
    </style:style>
    <style:style style:name="P7" style:family="paragraph">
      <style:paragraph-properties fo:text-align="start"/>
    </style:style>
    <style:style style:name="P8" style:family="paragraph">
      <style:paragraph-properties fo:margin-top="0.205cm" fo:margin-bottom="0.205cm"/>
    </style:style>
    <style:style style:name="P9" style:family="paragraph">
      <style:paragraph-properties fo:margin-top="0.307cm" fo:margin-bottom="0.307cm"/>
    </style:style>
    <style:style style:name="P10" style:family="paragraph">
      <style:text-properties style:font-name="Droid Serif1" fo:font-size="14pt" style:font-size-asian="14pt" style:font-size-complex="14pt"/>
    </style:style>
    <style:style style:name="P11" style:family="paragraph">
      <style:text-properties fo:font-size="20pt"/>
    </style:style>
    <style:style style:name="P12" style:family="paragraph">
      <style:paragraph-properties fo:margin-top="0cm" fo:margin-bottom="0.192cm"/>
    </style:style>
    <style:style style:name="P13" style:family="paragraph">
      <style:paragraph-properties fo:margin-left="3.736cm" fo:margin-right="0cm" fo:text-indent="0cm"/>
    </style:style>
    <style:style style:name="P14" style:family="paragraph">
      <style:text-properties style:font-name="Droid Serif1"/>
    </style:style>
    <style:style style:name="P15" style:family="paragraph">
      <style:paragraph-properties fo:margin-top="0cm" fo:margin-bottom="0.095cm"/>
    </style:style>
    <style:style style:name="P16" style:family="paragraph">
      <style:text-properties fo:color="#c5000b" style:font-name="Droid Serif1" fo:font-size="16pt" style:font-size-asian="16pt" style:font-size-complex="16pt"/>
    </style:style>
    <style:style style:name="P17" style:family="paragraph">
      <style:paragraph-properties fo:margin-top="0.512cm" fo:margin-bottom="0.512cm"/>
    </style:style>
    <style:style style:name="P18" style:family="paragraph">
      <style:paragraph-properties fo:margin-left="0cm" fo:margin-right="0cm" fo:margin-top="0.614cm" fo:margin-bottom="0.614cm" fo:text-indent="0.1cm"/>
    </style:style>
    <style:style style:name="P19" style:family="paragraph">
      <style:paragraph-properties fo:margin-left="0cm" fo:margin-right="0cm" fo:margin-top="0.307cm" fo:margin-bottom="0.307cm" fo:text-indent="0.1cm"/>
    </style:style>
    <style:style style:name="P20" style:family="paragraph">
      <style:paragraph-properties fo:margin-left="0cm" fo:margin-right="0cm" fo:text-indent="0.1cm"/>
    </style:style>
    <style:style style:name="P21" style:family="paragraph">
      <style:paragraph-properties fo:margin-left="0cm" fo:margin-right="0cm" fo:margin-top="0.205cm" fo:margin-bottom="0.205cm" fo:text-indent="0.1cm"/>
    </style:style>
    <style:style style:name="P22" style:family="paragraph">
      <style:paragraph-properties fo:margin-left="0cm" fo:margin-right="0cm" fo:text-indent="0cm"/>
    </style:style>
    <style:style style:name="P23" style:family="paragraph">
      <style:text-properties style:font-name="Droid Serif1" fo:font-size="12pt" style:font-size-asian="12pt" style:font-size-complex="12pt"/>
    </style:style>
    <style:style style:name="P24" style:family="paragraph">
      <style:paragraph-properties fo:margin-top="0.102cm" fo:margin-bottom="0.102cm"/>
    </style:style>
    <style:style style:name="T1" style:family="text">
      <style:text-properties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size="16pt"/>
    </style:style>
    <style:style style:name="T4" style:family="text">
      <style:text-properties fo:color="#000000" style:font-name="Droid Serif1" fo:font-size="16pt" style:font-size-asian="16pt" style:font-size-complex="16pt"/>
    </style:style>
    <style:style style:name="T5" style:family="text">
      <style:text-properties fo:color="#000000" style:font-name="Droid Serif1" fo:font-size="16pt" style:text-underline-style="none" fo:font-weight="normal" style:font-size-asian="16pt" style:font-weight-asian="normal" style:font-size-complex="16pt" style:font-weight-complex="normal"/>
    </style:style>
    <style:style style:name="T6" style:family="text">
      <style:text-properties fo:color="#ff3333" style:font-name="Droid Serif1" fo:font-size="16pt" style:font-size-asian="16pt" style:font-size-complex="16pt"/>
    </style:style>
    <style:style style:name="T7" style:family="text">
      <style:text-properties fo:color="#000000" style:font-name="Century Schoolbook L1" fo:font-size="16pt" fo:font-style="italic" fo:text-shadow="1pt 1pt" style:text-underline-style="dotte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style:font-name="Droid Serif1"/>
    </style:style>
    <style:style style:name="T9" style:family="text">
      <style:text-properties style:font-name="Droid Serif1" fo:font-size="14pt" style:font-size-asian="14pt" style:font-size-complex="14pt"/>
    </style:style>
    <style:style style:name="T10" style:family="text">
      <style:text-properties fo:color="#c5000b" style:font-name="Droid Serif1" fo:font-size="16pt" style:font-size-asian="16pt" style:font-size-complex="16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c5000b"/>
    </style:style>
    <style:style style:name="T13" style:family="text">
      <style:text-properties fo:color="#c5000b" fo:font-size="12pt" style:font-size-asian="12pt" style:font-size-complex="12pt"/>
    </style:style>
    <style:style style:name="T14" style:family="text">
      <style:text-properties fo:color="#c5000b" fo:font-size="10pt" style:font-size-asian="10pt" style:font-size-complex="10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color="#000000"/>
    </style:style>
    <style:style style:name="T17" style:family="text">
      <style:text-properties fo:color="#000000" fo:font-size="16pt" style:font-size-asian="16pt" style:font-size-complex="16pt"/>
    </style:style>
    <style:style style:name="T18" style:family="text">
      <style:text-properties style:font-name="Droid Serif1" fo:font-size="15pt" style:font-size-asian="15pt" style:font-size-complex="15pt"/>
    </style:style>
    <style:style style:name="T19" style:family="text">
      <style:text-properties style:font-name="Droid Serif1" fo:font-size="11pt" style:font-size-asian="11pt" style:font-size-complex="11pt"/>
    </style:style>
    <style:style style:name="T20" style:family="text">
      <style:text-properties fo:color="#9933ff" fo:font-size="24pt" style:font-size-asian="24pt" style:font-size-complex="24pt"/>
    </style:style>
    <style:style style:name="T21" style:family="text">
      <style:text-properties style:font-name="Droid Serif1" fo:font-size="12pt" style:font-size-asian="12pt" style:font-size-complex="12pt"/>
    </style:style>
    <style:style style:name="T22" style:family="text">
      <style:text-properties fo:color="#c5000b" style:font-name="Droid Serif1" fo:font-size="28pt" style:font-size-asian="28pt" style:font-size-complex="28pt"/>
    </style:style>
    <style:style style:name="T23" style:family="text">
      <style:text-properties fo:color="#000000" style:font-name="Droid Serif1" fo:font-size="12pt" style:font-size-asian="12pt" style:font-size-complex="12pt"/>
    </style:style>
    <style:style style:name="T24" style:family="text">
      <style:text-properties style:font-name="Droid Serif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PT_5f_Templat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4cm" svg:y="5.6cm" presentation:class="title" presentation:user-transformed="true">
          <draw:text-box>
            <text:p text:style-name="P1"><text:span text:style-name="T1">Topic Name – Preprocessor,Typedef &amp; Enumeration</text:span></text:p>
          </draw:text-box>
        </draw:frame>
        <draw:frame draw:name="Text Placeholder 2" presentation:style-name="pr2" draw:text-style-name="P4" draw:layer="layout" svg:width="14.604cm" svg:height="1.057cm" svg:x="1.905cm" svg:y="6.985cm" presentation:class="outline" presentation:user-transformed="true">
          <draw:text-box>
            <text:p text:style-name="P3"><text:span text:style-name="T2">PRAWEEN KUMAR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PT_5f_Template1" xml:id="id2" draw:id="id2">
        <office:forms form:automatic-focus="false" form:apply-design-mode="false"/>
        <draw:frame draw:name="Title 1" presentation:style-name="pr4" draw:text-style-name="P2" draw:layer="layout" svg:width="18.414cm" svg:height="1.269cm" svg:x="1.8cm" svg:y="0.131cm" presentation:class="title" presentation:user-transformed="true">
          <draw:text-box>
            <text:p text:style-name="P5"><text:span text:style-name="T1">Sub Topic of the Presentation</text:span></text:p>
          </draw:text-box>
        </draw:frame>
        <draw:frame draw:name="Text Placeholder 2" presentation:style-name="pr5" draw:text-style-name="P4" draw:layer="layout" svg:width="17.271cm" svg:height="10.43cm" svg:x="2.8cm" svg:y="1.2cm" presentation:class="outline" presentation:user-transformed="true">
          <draw:text-box>
            <text:list text:style-name="L2">
              <text:list-item>
                <text:p text:style-name="P6"><text:span text:style-name="T3">File inclusion.</text:span></text:p>
              </text:list-item>
              <text:list-item>
                <text:p text:style-name="P6"><text:span text:style-name="T3">Macro Substitution.</text:span></text:p>
              </text:list-item>
              <text:list-item>
                <text:p text:style-name="P6"><text:span text:style-name="T3">Macros with parameters.</text:span></text:p>
              </text:list-item>
              <text:list-item>
                <text:p text:style-name="P6"><text:span text:style-name="T3">Conditional compilation.</text:span></text:p>
              </text:list-item>
              <text:list-item>
                <text:p text:style-name="P6"><text:span text:style-name="T3">Error generation and pragma directives.</text:span></text:p>
              </text:list-item>
              <text:list-item>
                <text:p text:style-name="P6"><text:span text:style-name="T3">Typedef and Enumeration.</text:span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PT_5f_Template3" presentation:presentation-page-layout-name="AL2T19" xml:id="id3" draw:id="id3">
        <office:forms form:automatic-focus="false" form:apply-design-mode="false"/>
        <draw:frame draw:style-name="standard" draw:layer="layout" svg:width="19.96cm" svg:height="9.234cm" svg:x="0.356cm" svg:y="1.473cm" presentation:class="table" presentation:user-transformed="true">
          <table:table table:template-name="bw">
            <table:table-column table:style-name="co1"/>
            <table:table-row table:style-name="ro1">
              <table:table-cell table:style-name="ce1">
                <text:list text:style-name="L3">
                  <text:list-item>
                    <text:p text:style-name="P8"><text:span text:style-name="T4">The C <text:s/>preprocessor is a program <text:s/>is called by compiler to execute preprocessor directive.</text:span></text:p>
                  </text:list-item>
                  <text:list-item>
                    <text:p text:style-name="P8"><text:span text:style-name="T4">The main functions performed by the </text:span><text:span text:style-name="T5">preprocessor</text:span><text:span text:style-name="T4"> are :-</text:span></text:p>
                  </text:list-item>
                </text:list>
                <text:list text:style-name="L4">
                  <text:list-item>
                    <text:list>
                      <text:list-item>
                        <text:list>
                          <text:list-item>
                            <text:p><text:span text:style-name="T4">File Inclusion.</text:span></text:p>
                          </text:list-item>
                          <text:list-item>
                            <text:p><text:span text:style-name="T4">Macro substitution.</text:span></text:p>
                          </text:list-item>
                          <text:list-item>
                            <text:p><text:span text:style-name="T4">Macros with parameters.</text:span></text:p>
                          </text:list-item>
                          <text:list-item>
                            <text:p text:style-name="P5"><text:span text:style-name="T4">Conditional compilation.</text:span></text:p>
                          </text:list-item>
                          <text:list-item>
                            <text:p text:style-name="P5"><text:span text:style-name="T4">Error generation and pragma directive</text:span></text:p>
                          </text:list-item>
                        </text:list>
                      </text:list-item>
                    </text:list>
                  </text:list-item>
                </text:list>
                <text:list text:style-name="L3">
                  <text:list-item>
                    <text:p text:style-name="P8"><text:span text:style-name="T4">Preprocessor directives begin with <text:s/></text:span><text:span text:style-name="T6">#</text:span><text:span text:style-name="T4">.</text:span></text:p>
                  </text:list-item>
                  <text:list-item>
                    <text:p text:style-name="P9"><text:span text:style-name="T4">Typedef is used to make a alias name of any data type.</text:span></text:p>
                  </text:list-item>
                  <text:list-item>
                    <text:p><text:span text:style-name="T4">Enumeration is used to assign names to integral constants.</text:span></text:p>
                  </text:list-item>
                </text:list>
                <text:list text:style-name="L1">
                  <text:list-header>
                    <text:p><text:span text:style-name="T7"/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layer="layout" svg:width="18.202cm" svg:height="0.888cm" svg:x="0.212cm" svg:y="0.169cm" presentation:class="title">
          <draw:text-box>
            <text:p><text:s text:c="2"/>Introduction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PT_5f_Template3" presentation:presentation-page-layout-name="AL3T1" xml:id="id4" draw:id="id4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 text:c="3"/>File inclusion</text:p>
          </draw:text-box>
        </draw:frame>
        <draw:frame presentation:style-name="pr9" draw:text-style-name="P10" draw:layer="layout" svg:width="20.244cm" svg:height="9.143cm" svg:x="0.076cm" svg:y="1.657cm" presentation:class="outline" presentation:user-transformed="true">
          <draw:text-box>
            <text:list text:style-name="L5">
              <text:list-item>
                <text:p><text:span text:style-name="T8">#include is file inclusion preprocessor directive. It is used to include <text:s/>file in source program.</text:span></text:p>
              </text:list-item>
            </text:list>
            <text:list text:style-name="L6">
              <text:list-item>
                <text:list>
                  <text:list-item>
                    <text:p><text:span text:style-name="T9">There are two forms to include files in source program.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<text:span text:style-name="T10">#include &lt;filename&gt;</text:span></text:p>
                        <text:p><text:span text:style-name="T9">- Searches files in standard include directory.</text:span></text:p>
                        <text:p><text:span text:style-name="T9">- Normally it is used for <text:s/>include pre-defined files.</text:span></text:p>
                      </text:list-item>
                      <text:list-item>
                        <text:p><text:span text:style-name="T10">#include “filename”</text:span></text:p>
                        <text:p><text:span text:style-name="T9">- Searches files in current directory.</text:span></text:p>
                        <text:p><text:span text:style-name="T9">- Normally it is used for programmer-defined files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PT_5f_Template3" presentation:presentation-page-layout-name="AL3T1" xml:id="id5" draw:id="id5">
        <office:forms form:automatic-focus="false" form:apply-design-mode="false"/>
        <draw:frame presentation:style-name="pr10" draw:layer="layout" svg:width="19.8cm" svg:height="0.888cm" svg:x="0.2cm" svg:y="0.2cm" presentation:class="title" presentation:user-transformed="true">
          <draw:text-box>
            <text:p><text:s/>#define(Macros)</text:p>
          </draw:text-box>
        </draw:frame>
        <draw:frame presentation:style-name="pr9" draw:layer="layout" svg:width="19.844cm" svg:height="9.143cm" svg:x="0.356cm" svg:y="1.373cm" presentation:class="outline" presentation:user-transformed="true">
          <draw:text-box>
            <text:list text:style-name="L5">
              <text:list-item>
                <text:p text:style-name="P12"><text:span text:style-name="T11">Macro</text:span></text:p>
                <text:list>
                  <text:list-header>
                    <text:p>- Operation specified in <text:span text:style-name="T12">#define</text:span></text:p>
                    <text:p>- Macro without arguments </text:p>
                    <text:list>
                      <text:list-item>
                        <text:list>
                          <text:list-header>
                            <text:p>Treated like a symbolic constant.</text:p>
                            <text:p>- Format </text:p>
                            <text:list>
                              <text:list-header>
                                <text:p><text:span text:style-name="T13">#define <text:s text:c="3"/>identifier <text:s text:c="3"/>replacement-text</text:span></text:p>
                              </text:list-header>
                            </text:list>
                            <text:p><text:span text:style-name="T11">Ex : <text:s text:c="2"/></text:span><text:span text:style-name="T13">#define <text:s text:c="3"/>PI <text:s text:c="14"/>3.14</text:span></text:p>
                            <text:p>- Cannot <text:s/>redefine symbolic constants.</text:p>
                          </text:list-header>
                        </text:list>
                      </text:list-item>
                    </text:list>
                    <text:p>- Macro with arguments</text:p>
                  </text:list-header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The <text:span text:style-name="T12">#define </text:span>directive can also be used to define macro's with parameters . <text:tab/><text:tab/>The general syntax is -</text:p>
                        <text:list>
                          <text:list-header>
                            <text:p><text:span text:style-name="T14">#define <text:s text:c="3"/>macro_name(par1, par2, <text:s/>…) <text:s text:c="3"/>macro_expansion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PT_5f_Template3" presentation:presentation-page-layout-name="AL3T1" xml:id="id6" draw:id="id6">
        <draw:frame presentation:style-name="pr10" draw:layer="layout" svg:width="18.202cm" svg:height="0.888cm" svg:x="0.212cm" svg:y="0.169cm" presentation:class="title">
          <draw:text-box>
            <text:p><text:s/>#define(Macros)</text:p>
          </draw:text-box>
        </draw:frame>
        <draw:frame presentation:style-name="pr9" draw:layer="layout" svg:width="19.844cm" svg:height="9.143cm" svg:x="0.356cm" svg:y="1.473cm" presentation:class="outline" presentation:user-transformed="true">
          <draw:text-box>
            <text:list text:style-name="L5">
              <text:list-item>
                <text:p><text:span text:style-name="T16">Multiple arguments</text:span></text:p>
              </text:list-item>
            </text:list>
            <text:p><text:s text:c="8"/>#define <text:s text:c="2"/>RECTANGLE_AREA(x, y) <text:s text:c="2"/>((X) * (Y))</text:p>
            <text:p><text:span text:style-name="T16"><text:s text:c="9"/></text:span><text:span text:style-name="T16">rectArea = RECTANGLE_AREA(A + 4, B + 7);</text:span></text:p>
            <text:list text:continue-numbering="true" text:style-name="L5">
              <text:list-item>
                <text:list>
                  <text:list-header>
                    <text:p><text:span text:style-name="T17"><text:s text:c="3"/></text:span><text:span text:style-name="T17">becomes</text:span></text:p>
                  </text:list-header>
                </text:list>
              </text:list-item>
            </text:list>
            <text:p><text:span text:style-name="T17"><text:s text:c="10"/></text:span><text:span text:style-name="T17">rectArea = ((a + 4) * (b + 7));</text:span></text:p>
            <text:list text:continue-numbering="true" text:style-name="L5">
              <text:list-item>
                <text:p><text:span text:style-name="T12">#undef</text:span></text:p>
                <text:p><text:span text:style-name="T12"><text:s text:c="2"/></text:span><text:span text:style-name="T12">- <text:s/></text:span><text:span text:style-name="T16">Undefined Symbolic constants or macro's</text:span></text:p>
                <text:p><text:span text:style-name="T16"><text:s text:c="2"/></text:span><text:span text:style-name="T16">- <text:s/>Can later be redefined 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PT_5f_Template3" presentation:presentation-page-layout-name="AL3T1" xml:id="id7" draw:id="id7">
        <draw:frame presentation:style-name="pr7" draw:layer="layout" svg:width="18.202cm" svg:height="0.888cm" svg:x="0.212cm" svg:y="0.169cm" presentation:class="title">
          <draw:text-box>
            <text:p>Conditional compilation</text:p>
          </draw:text-box>
        </draw:frame>
        <draw:frame presentation:style-name="pr9" draw:text-style-name="P14" draw:layer="layout" svg:width="19.8cm" svg:height="9.143cm" svg:x="0.2cm" svg:y="1.857cm" presentation:class="outline" presentation:user-transformed="true">
          <draw:text-box>
            <text:list text:style-name="L5">
              <text:list-item>
                <text:p><text:span text:style-name="T8">Compilation of code based on condition. There may be situations when we want to compile some part of code instead of whole code.</text:span></text:p>
              </text:list-item>
              <text:list-item>
                <text:p><text:span text:style-name="T8">These conditions are checked during the preprocessing phase.</text:span></text:p>
              </text:list-item>
              <text:list-item>
                <text:p><text:span text:style-name="T8">These directives are 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8">#if</text:span></text:p>
                            <text:p><text:span text:style-name="T18">#endif</text:span></text:p>
                            <text:p><text:span text:style-name="T18">#else</text:span></text:p>
                            <text:p><text:span text:style-name="T18">#elif</text:span></text:p>
                            <text:p><text:span text:style-name="T18">#ifdef</text:span></text:p>
                            <text:p><text:span text:style-name="T18">#ifndef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13"><text:span text:style-name="T19"/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PT_5f_Template3" presentation:presentation-page-layout-name="AL3T1" xml:id="id8" draw:id="id8">
        <draw:frame presentation:style-name="pr7" draw:text-style-name="P13" draw:layer="layout" svg:width="21.202cm" svg:height="0.888cm" svg:x="0.2cm" svg:y="0.4cm" presentation:class="title" presentation:user-transformed="true">
          <draw:text-box>
            <text:p text:style-name="P13">Conditional compilation</text:p>
          </draw:text-box>
        </draw:frame>
        <draw:frame presentation:style-name="pr9" draw:layer="layout" svg:width="19.92cm" svg:height="9.143cm" svg:x="0.4cm" svg:y="1.357cm" presentation:class="outline" presentation:user-transformed="true">
          <draw:text-box>
            <text:list text:style-name="L5">
              <text:list-item>
                <text:list>
                  <text:list-item>
                    <text:list>
                      <text:list-item>
                        <text:p><text:span text:style-name="T20">#if and #endif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8">Syntax</text:span></text:p>
                <text:p><text:span text:style-name="T21">#if constant-expression</text:span></text:p>
                <text:p><text:span text:style-name="T21"><text:s text:c="13"/>………………</text:span><text:span text:style-name="T21">..</text:span></text:p>
                <text:p><text:span text:style-name="T21"><text:s text:c="13"/></text:span><text:span text:style-name="T21">statements</text:span></text:p>
                <text:p><text:span text:style-name="T21">#endif</text:span></text:p>
              </text:list-item>
            </text:list>
            <text:list text:style-name="L5">
              <text:list-item>
                <text:p><text:span text:style-name="T9">If constant-expression is non-zero then the statements between #if and #endif are compiled, otherwise they are skipped.</text:span></text:p>
              </text:list-item>
              <text:list-item>
                <text:p><text:span text:style-name="T9">The constant expression should be integral constant <text:s/>and it should not contain enumeration <text:s/>constants, sizeof operator, <text:s/>any keyword or variables .</text:span></text:p>
              </text:list-item>
              <text:list-item>
                <text:p><text:span text:style-name="T9">If any undefined identifier appears in the expression, it is treated as having the value zero.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PT_5f_Template3" presentation:presentation-page-layout-name="AL3T1" xml:id="id9" draw:id="id9">
        <draw:frame presentation:style-name="pr10" draw:layer="layout" svg:width="18.202cm" svg:height="0.888cm" svg:x="0.212cm" svg:y="0.169cm" presentation:class="title" presentation:user-transformed="true">
          <draw:text-box>
            <text:p>Conditional compilation</text:p>
          </draw:text-box>
        </draw:frame>
        <draw:frame presentation:style-name="pr9" draw:text-style-name="P16" draw:layer="layout" svg:width="19.964cm" svg:height="9.143cm" svg:x="0.036cm" svg:y="1.6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0"/></text:p>
                    <text:p><text:span text:style-name="T22">#else and #elif</text:span></text:p>
                    <text:list>
                      <text:list-header>
                        <text:p><text:span text:style-name="T10">#if </text:span><text:span text:style-name="T4">constant expression</text:span></text:p>
                        <text:list>
                          <text:list-item>
                            <text:list>
                              <text:list-header>
                                <text:p><text:span text:style-name="T4">statements</text:span></text:p>
                              </text:list-header>
                            </text:list>
                          </text:list-item>
                        </text:list>
                        <text:p text:style-name="P15"><text:span text:style-name="T10">#else</text:span></text:p>
                        <text:list>
                          <text:list-item>
                            <text:list>
                              <text:list-header>
                                <text:p><text:span text:style-name="T4">statements</text:span></text:p>
                              </text:list-header>
                            </text:list>
                          </text:list-item>
                        </text:list>
                        <text:p><text:span text:style-name="T10">#endif</text:span></text:p>
                      </text:list-header>
                    </text:list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4">If constant expression is non – zero then the statements between #if <text:s/>and #else are compiled,</text:span></text:p>
                    <text:p><text:span text:style-name="T4">otherwise statements between #else and #endif are compiled.</text:span></text:p>
                  </text:list-item>
                  <text:list-item>
                    <text:p><text:span text:style-name="T10">#elif </text:span><text:span text:style-name="T4">is else … if ladder. <text:s/></text:span></text:p>
                  </text:list-item>
                  <text:list-item>
                    <text:p><text:span text:style-name="T10">#ifdef and #ifndef</text:span></text:p>
                  </text:list-item>
                </text:list>
                <text:p><text:span text:style-name="T10"><text:s text:c="10"/></text:span><text:span text:style-name="T10">- </text:span><text:span text:style-name="T4">if macro_name is defined then #ifdef is evaluated .</text:span></text:p>
                <text:p><text:span text:style-name="T4"/></text:p>
                <text:p><text:span text:style-name="T23"/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PT_5f_Template3" presentation:presentation-page-layout-name="AL3T1" xml:id="id10" draw:id="id10">
        <office:forms form:automatic-focus="false" form:apply-design-mode="false"/>
        <draw:frame presentation:style-name="pr10" draw:layer="layout" svg:width="18.202cm" svg:height="0.888cm" svg:x="0.212cm" svg:y="0.169cm" presentation:class="title" presentation:user-transformed="true">
          <draw:text-box>
            <text:p><text:s/>Preprocessor operators</text:p>
          </draw:text-box>
        </draw:frame>
        <draw:frame draw:style-name="gr2" draw:layer="layout" svg:width="19cm" svg:height="8.595cm" svg:x="0.8cm" svg:y="1.6cm">
          <draw:text-box>
            <text:list text:style-name="L9">
              <text:list-item>
                <text:p text:style-name="P17">Stringizing operator ( # )</text:p>
                <text:p text:style-name="P18"><text:s text:c="3"/>- Macro name inside the string is not replaced. If we want to <text:s text:c="8"/>replace a macro name, inside string then we use # with <text:s text:c="13"/>macro name.</text:p>
              </text:list-item>
              <text:list-item>
                <text:p text:style-name="P19">Token Pasting Operator(##)</text:p>
                <text:p text:style-name="P20"><text:s text:c="3"/>- ## is used in macro definition to concanate two tokens into <text:s text:c="7"/>a single token.</text:p>
              </text:list-item>
              <text:list-item>
                <text:p text:style-name="P21"><text:span text:style-name="T12">#line</text:span> and <text:span text:style-name="T12">#error</text:span></text:p>
                <text:p text:style-name="P20"><text:s text:c="3"/>- This is used for Debugging purposes.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PT_5f_Template3" presentation:presentation-page-layout-name="AL3T1" xml:id="id11" draw:id="id11">
        <draw:frame presentation:style-name="pr10" draw:layer="layout" svg:width="18.202cm" svg:height="0.888cm" svg:x="0.212cm" svg:y="0.169cm" presentation:class="title" presentation:user-transformed="true">
          <draw:text-box>
            <text:p><text:s/>Enumeration</text:p>
          </draw:text-box>
        </draw:frame>
        <draw:frame draw:style-name="gr2" draw:text-style-name="P23" draw:layer="layout" svg:width="19.4cm" svg:height="8.023cm" svg:x="0.4cm" svg:y="1.6cm">
          <draw:text-box>
            <text:list text:style-name="L9">
              <text:list-item>
                <text:p text:style-name="P17"><text:span text:style-name="T24">Enumeration (or enum) is a user defined data type. It is mainly used to assign names to integral constants.</text:span></text:p>
              </text:list-item>
              <text:list-item>
                <text:p><text:span text:style-name="T24">The keyword ‘enum’ is used to declare new enumeration types.</text:span></text:p>
                <text:p text:style-name="P22"><text:span text:style-name="T24"><text:s text:c="6"/></text:span><text:span text:style-name="T24">The template of Enumeration is :</text:span></text:p>
              </text:list-item>
              <text:list-item>
                <text:p text:style-name="P22"><text:span text:style-name="T24"><text:s text:c="15"/></text:span><text:span text:style-name="T24">enum tag <text:s/>{</text:span></text:p>
                <text:p text:style-name="P22"><text:span text:style-name="T24"><text:s text:c="17"/></text:span><text:span text:style-name="T24"><text:tab/></text:span><text:span text:style-name="T24">member1;</text:span></text:p>
                <text:p text:style-name="P22"><text:span text:style-name="T24"><text:s text:c="17"/></text:span><text:span text:style-name="T24"><text:tab/></text:span><text:span text:style-name="T24">member2;</text:span></text:p>
                <text:p text:style-name="P22"><text:span text:style-name="T24"><text:s text:c="22"/></text:span><text:span text:style-name="T24">...............</text:span></text:p>
                <text:p text:style-name="P22"><text:span text:style-name="T24"><text:s text:c="17"/></text:span><text:span text:style-name="T24">};</text:span></text:p>
              </text:list-item>
              <text:list-item>
                <text:p text:style-name="P22"><text:span text:style-name="T24">Declaration :</text:span></text:p>
                <text:p text:style-name="P22"><text:span text:style-name="T24"><text:s text:c="15"/></text:span><text:span text:style-name="T24">enum tag var1, var2</text:span><text:span text:style-name="T21">; <text:s/>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PT_5f_Template3" presentation:presentation-page-layout-name="AL3T1" xml:id="id12" draw:id="id12">
        <draw:frame presentation:style-name="pr10" draw:layer="layout" svg:width="18.202cm" svg:height="0.888cm" svg:x="0.812cm" svg:y="0.169cm" presentation:class="title" presentation:user-transformed="true">
          <draw:text-box>
            <text:p>typedef</text:p>
          </draw:text-box>
        </draw:frame>
        <draw:frame draw:style-name="gr2" draw:layer="layout" svg:width="19cm" svg:height="8.282cm" svg:x="1cm" svg:y="1.6cm">
          <draw:text-box>
            <text:list text:style-name="L9">
              <text:list-item>
                <text:p text:style-name="P8">It is a c keyword and it is used to define a new name for an existing data type.</text:p>
              </text:list-item>
            </text:list>
            <text:p><text:s text:c="7"/>The general syntax is :</text:p>
            <text:p><text:s text:c="15"/></text:p>
            <text:p><text:s text:c="15"/>typedef <text:s/>data_type <text:s/>new_name;</text:p>
            <text:p><text:s text:c="6"/>Ex :</text:p>
            <text:p text:style-name="P9"><text:s text:c="15"/>typedef <text:s/>int <text:s/>marks;</text:p>
            <text:p text:style-name="P24"><text:s text:c="7"/>- Here marks is alias name of <text:s/>int and we can use marks <text:s text:c="17"/>instead of int anywhere in the program. </text:p>
            <text:p><text:tab/><text:tab/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PT_5f_Template9" xml:id="id13" draw:id="id13"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1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PPT_5f_Template10" xml:id="id14" draw:id="id14"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Droid Serif" svg:font-family="'Droid Serif'" style:font-family-generic="roman" style:font-pitch="variable"/>
    <style:font-face style:name="Droid Serif1" svg:font-family="'Droid Serif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PPT_5f_Template-background" style:display-name="PPT_Template-background" style:family="presentation">
      <style:graphic-properties draw:stroke="none" draw:fill="solid" draw:fill-color="#ffffff"/>
      <style:text-properties style:letter-kerning="true"/>
    </style:style>
    <style:style style:name="PPT_5f_Template-backgroundobjects" style:display-name="PP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-notes" style:display-name="PPT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-outline1" style:display-name="PPT_Template-outline1" style:family="presentation">
      <style:graphic-properties draw:stroke="none" draw:fill="none" draw:auto-grow-height="false" draw:fit-to-size="shrink-to-fit">
        <text:list-style style:name="PPT_5f_Template-outline1" style:display-name="PP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-outline2" style:display-name="PPT_Template-outline2" style:family="presentation" style:parent-style-name="PPT_5f_Template-outline1">
      <style:paragraph-properties fo:margin-top="0cm" fo:margin-bottom="0.4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-outline3" style:display-name="PPT_Template-outline3" style:family="presentation" style:parent-style-name="PPT_5f_Template-outline2">
      <style:paragraph-properties fo:margin-top="0cm" fo:margin-bottom="0.3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-outline4" style:display-name="PPT_Template-outline4" style:family="presentation" style:parent-style-name="PPT_5f_Template-outline3">
      <style:paragraph-properties fo:margin-top="0cm" fo:margin-bottom="0.2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-outline5" style:display-name="PPT_Template-outline5" style:family="presentation" style:parent-style-name="PPT_5f_Template-outline4">
      <style:paragraph-properties fo:margin-top="0cm" fo:margin-bottom="0.1cm"/>
      <style:text-properties fo:font-size="20pt" style:font-size-asian="20pt" style:font-size-complex="20pt"/>
    </style:style>
    <style:style style:name="PPT_5f_Template-outline6" style:display-name="PPT_Template-outline6" style:family="presentation" style:parent-style-name="PPT_5f_Template-outline5">
      <style:paragraph-properties fo:margin-top="0cm" fo:margin-bottom="0.1cm"/>
      <style:text-properties fo:font-size="20pt" style:font-size-asian="20pt" style:font-size-complex="20pt"/>
    </style:style>
    <style:style style:name="PPT_5f_Template-outline7" style:display-name="PPT_Template-outline7" style:family="presentation" style:parent-style-name="PPT_5f_Template-outline6">
      <style:paragraph-properties fo:margin-top="0cm" fo:margin-bottom="0.1cm"/>
      <style:text-properties fo:font-size="20pt" style:font-size-asian="20pt" style:font-size-complex="20pt"/>
    </style:style>
    <style:style style:name="PPT_5f_Template-outline8" style:display-name="PPT_Template-outline8" style:family="presentation" style:parent-style-name="PPT_5f_Template-outline7">
      <style:paragraph-properties fo:margin-top="0cm" fo:margin-bottom="0.1cm"/>
      <style:text-properties fo:font-size="20pt" style:font-size-asian="20pt" style:font-size-complex="20pt"/>
    </style:style>
    <style:style style:name="PPT_5f_Template-outline9" style:display-name="PPT_Template-outline9" style:family="presentation" style:parent-style-name="PPT_5f_Template-outline8">
      <style:paragraph-properties fo:margin-top="0cm" fo:margin-bottom="0.1cm"/>
      <style:text-properties fo:font-size="20pt" style:font-size-asian="20pt" style:font-size-complex="20pt"/>
    </style:style>
    <style:style style:name="PPT_5f_Template-subtitle" style:display-name="PPT_Template-subtitle" style:family="presentation">
      <style:graphic-properties draw:stroke="none" draw:fill="none" draw:textarea-vertical-align="middle">
        <text:list-style style:name="PPT_5f_Template-subtitle" style:display-name="PPT_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-title" style:display-name="PPT_Template-title" style:family="presentation">
      <style:graphic-properties draw:stroke="none" draw:fill="none" draw:textarea-vertical-align="middle">
        <text:list-style style:name="PPT_5f_Template-title" style:display-name="PPT_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ff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background" style:display-name="PPT_Template1-background" style:family="presentation">
      <style:graphic-properties draw:stroke="none" draw:fill="solid" draw:fill-color="#ffffff"/>
      <style:text-properties style:letter-kerning="true"/>
    </style:style>
    <style:style style:name="PPT_5f_Template1-backgroundobjects" style:display-name="PPT_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-notes" style:display-name="PPT_Templat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-outline1" style:display-name="PPT_Template1-outline1" style:family="presentation">
      <style:graphic-properties draw:stroke="none" draw:fill="none" draw:auto-grow-height="false" draw:fit-to-size="shrink-to-fit">
        <text:list-style style:name="PPT_5f_Template1-outline1" style:display-name="PPT_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outline2" style:display-name="PPT_Template1-outline2" style:family="presentation" style:parent-style-name="PPT_5f_Template1-outline1">
      <style:paragraph-properties fo:margin-top="0cm" fo:margin-bottom="0.4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-outline3" style:display-name="PPT_Template1-outline3" style:family="presentation" style:parent-style-name="PPT_5f_Template1-outline2">
      <style:paragraph-properties fo:margin-top="0cm" fo:margin-bottom="0.3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-outline4" style:display-name="PPT_Template1-outline4" style:family="presentation" style:parent-style-name="PPT_5f_Template1-outline3">
      <style:paragraph-properties fo:margin-top="0cm" fo:margin-bottom="0.2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-outline5" style:display-name="PPT_Template1-outline5" style:family="presentation" style:parent-style-name="PPT_5f_Template1-outline4">
      <style:paragraph-properties fo:margin-top="0cm" fo:margin-bottom="0.1cm"/>
      <style:text-properties fo:font-size="20pt" style:font-size-asian="20pt" style:font-size-complex="20pt"/>
    </style:style>
    <style:style style:name="PPT_5f_Template1-outline6" style:display-name="PPT_Template1-outline6" style:family="presentation" style:parent-style-name="PPT_5f_Template1-outline5">
      <style:paragraph-properties fo:margin-top="0cm" fo:margin-bottom="0.1cm"/>
      <style:text-properties fo:font-size="20pt" style:font-size-asian="20pt" style:font-size-complex="20pt"/>
    </style:style>
    <style:style style:name="PPT_5f_Template1-outline7" style:display-name="PPT_Template1-outline7" style:family="presentation" style:parent-style-name="PPT_5f_Template1-outline6">
      <style:paragraph-properties fo:margin-top="0cm" fo:margin-bottom="0.1cm"/>
      <style:text-properties fo:font-size="20pt" style:font-size-asian="20pt" style:font-size-complex="20pt"/>
    </style:style>
    <style:style style:name="PPT_5f_Template1-outline8" style:display-name="PPT_Template1-outline8" style:family="presentation" style:parent-style-name="PPT_5f_Template1-outline7">
      <style:paragraph-properties fo:margin-top="0cm" fo:margin-bottom="0.1cm"/>
      <style:text-properties fo:font-size="20pt" style:font-size-asian="20pt" style:font-size-complex="20pt"/>
    </style:style>
    <style:style style:name="PPT_5f_Template1-outline9" style:display-name="PPT_Template1-outline9" style:family="presentation" style:parent-style-name="PPT_5f_Template1-outline8">
      <style:paragraph-properties fo:margin-top="0cm" fo:margin-bottom="0.1cm"/>
      <style:text-properties fo:font-size="20pt" style:font-size-asian="20pt" style:font-size-complex="20pt"/>
    </style:style>
    <style:style style:name="PPT_5f_Template1-subtitle" style:display-name="PPT_Template1-subtitle" style:family="presentation">
      <style:graphic-properties draw:stroke="none" draw:fill="none" draw:textarea-vertical-align="middle">
        <text:list-style style:name="PPT_5f_Template1-subtitle" style:display-name="PPT_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-title" style:display-name="PPT_Template1-title" style:family="presentation">
      <style:graphic-properties draw:stroke="none" draw:fill="none" draw:textarea-vertical-align="middle">
        <text:list-style style:name="PPT_5f_Template1-title" style:display-name="PPT_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background" style:display-name="PPT_Template2-background" style:family="presentation">
      <style:graphic-properties draw:stroke="none" draw:fill="solid" draw:fill-color="#ffffff"/>
      <style:text-properties style:letter-kerning="true"/>
    </style:style>
    <style:style style:name="PPT_5f_Template2-backgroundobjects" style:display-name="PPT_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2-notes" style:display-name="PPT_Templat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2-outline1" style:display-name="PPT_Template2-outline1" style:family="presentation">
      <style:graphic-properties draw:stroke="none" draw:fill="none" draw:fill-image-width="0cm" draw:fill-image-height="0cm" draw:auto-grow-height="true" draw:fit-to-size="shrink-to-fit">
        <text:list-style style:name="PPT_5f_Template2-outline1" style:display-name="PPT_Template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cm" fo:margin-right="0cm" fo:margin-top="0cm" fo:margin-bottom="0.5cm" fo:line-height="100%" fo:text-align="start" fo:text-indent="0cm" style:punctuation-wrap="hanging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outline2" style:display-name="PPT_Template2-outline2" style:family="presentation" style:parent-style-name="PPT_5f_Template2-outline1">
      <style:paragraph-properties fo:margin-top="0cm" fo:margin-bottom="0.4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2-outline3" style:display-name="PPT_Template2-outline3" style:family="presentation" style:parent-style-name="PPT_5f_Template2-outline2">
      <style:paragraph-properties fo:margin-top="0cm" fo:margin-bottom="0.3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2-outline4" style:display-name="PPT_Template2-outline4" style:family="presentation" style:parent-style-name="PPT_5f_Template2-outline3">
      <style:paragraph-properties fo:margin-top="0cm" fo:margin-bottom="0.2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2-outline5" style:display-name="PPT_Template2-outline5" style:family="presentation" style:parent-style-name="PPT_5f_Template2-outline4">
      <style:paragraph-properties fo:margin-top="0cm" fo:margin-bottom="0.1cm"/>
      <style:text-properties fo:font-size="20pt" style:font-size-asian="20pt" style:font-size-complex="20pt"/>
    </style:style>
    <style:style style:name="PPT_5f_Template2-outline6" style:display-name="PPT_Template2-outline6" style:family="presentation" style:parent-style-name="PPT_5f_Template2-outline5">
      <style:paragraph-properties fo:margin-top="0cm" fo:margin-bottom="0.1cm"/>
      <style:text-properties fo:font-size="20pt" style:font-size-asian="20pt" style:font-size-complex="20pt"/>
    </style:style>
    <style:style style:name="PPT_5f_Template2-outline7" style:display-name="PPT_Template2-outline7" style:family="presentation" style:parent-style-name="PPT_5f_Template2-outline6">
      <style:paragraph-properties fo:margin-top="0cm" fo:margin-bottom="0.1cm"/>
      <style:text-properties fo:font-size="20pt" style:font-size-asian="20pt" style:font-size-complex="20pt"/>
    </style:style>
    <style:style style:name="PPT_5f_Template2-outline8" style:display-name="PPT_Template2-outline8" style:family="presentation" style:parent-style-name="PPT_5f_Template2-outline7">
      <style:paragraph-properties fo:margin-top="0cm" fo:margin-bottom="0.1cm"/>
      <style:text-properties fo:font-size="20pt" style:font-size-asian="20pt" style:font-size-complex="20pt"/>
    </style:style>
    <style:style style:name="PPT_5f_Template2-outline9" style:display-name="PPT_Template2-outline9" style:family="presentation" style:parent-style-name="PPT_5f_Template2-outline8">
      <style:paragraph-properties fo:margin-top="0cm" fo:margin-bottom="0.1cm"/>
      <style:text-properties fo:font-size="20pt" style:font-size-asian="20pt" style:font-size-complex="20pt"/>
    </style:style>
    <style:style style:name="PPT_5f_Template2-subtitle" style:display-name="PPT_Template2-subtitle" style:family="presentation">
      <style:graphic-properties draw:stroke="none" draw:fill="none" draw:textarea-vertical-align="middle">
        <text:list-style style:name="PPT_5f_Template2-subtitle" style:display-name="PPT_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2-title" style:display-name="PPT_Template2-title" style:family="presentation">
      <style:graphic-properties draw:stroke="none" draw:fill="solid" draw:fill-color="#0084d1" draw:fill-image-width="0cm" draw:fill-image-height="0cm" draw:textarea-vertical-align="middle">
        <text:list-style style:name="PPT_5f_Template2-title" style:display-name="PPT_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3399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background" style:display-name="PPT_Template3-background" style:family="presentation">
      <style:graphic-properties draw:stroke="none" draw:fill="solid" draw:fill-color="#ffffff"/>
      <style:text-properties style:letter-kerning="true"/>
    </style:style>
    <style:style style:name="PPT_5f_Template3-backgroundobjects" style:display-name="PPT_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3-notes" style:display-name="PPT_Templat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3-outline1" style:display-name="PPT_Template3-outline1" style:family="presentation">
      <style:graphic-properties draw:stroke="none" draw:fill="none" draw:auto-grow-height="false" draw:fit-to-size="shrink-to-fit">
        <text:list-style style:name="PPT_5f_Template3-outline1" style:display-name="PPT_Templat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outline2" style:display-name="PPT_Template3-outline2" style:family="presentation" style:parent-style-name="PPT_5f_Template3-outline1">
      <style:paragraph-properties fo:margin-top="0cm" fo:margin-bottom="0.4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3-outline3" style:display-name="PPT_Template3-outline3" style:family="presentation" style:parent-style-name="PPT_5f_Template3-outline2">
      <style:paragraph-properties fo:margin-top="0cm" fo:margin-bottom="0.3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3-outline4" style:display-name="PPT_Template3-outline4" style:family="presentation" style:parent-style-name="PPT_5f_Template3-outline3">
      <style:paragraph-properties fo:margin-top="0cm" fo:margin-bottom="0.2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3-outline5" style:display-name="PPT_Template3-outline5" style:family="presentation" style:parent-style-name="PPT_5f_Template3-outline4">
      <style:paragraph-properties fo:margin-top="0cm" fo:margin-bottom="0.1cm"/>
      <style:text-properties fo:font-size="20pt" style:font-size-asian="20pt" style:font-size-complex="20pt"/>
    </style:style>
    <style:style style:name="PPT_5f_Template3-outline6" style:display-name="PPT_Template3-outline6" style:family="presentation" style:parent-style-name="PPT_5f_Template3-outline5">
      <style:paragraph-properties fo:margin-top="0cm" fo:margin-bottom="0.1cm"/>
      <style:text-properties fo:font-size="20pt" style:font-size-asian="20pt" style:font-size-complex="20pt"/>
    </style:style>
    <style:style style:name="PPT_5f_Template3-outline7" style:display-name="PPT_Template3-outline7" style:family="presentation" style:parent-style-name="PPT_5f_Template3-outline6">
      <style:paragraph-properties fo:margin-top="0cm" fo:margin-bottom="0.1cm"/>
      <style:text-properties fo:font-size="20pt" style:font-size-asian="20pt" style:font-size-complex="20pt"/>
    </style:style>
    <style:style style:name="PPT_5f_Template3-outline8" style:display-name="PPT_Template3-outline8" style:family="presentation" style:parent-style-name="PPT_5f_Template3-outline7">
      <style:paragraph-properties fo:margin-top="0cm" fo:margin-bottom="0.1cm"/>
      <style:text-properties fo:font-size="20pt" style:font-size-asian="20pt" style:font-size-complex="20pt"/>
    </style:style>
    <style:style style:name="PPT_5f_Template3-outline9" style:display-name="PPT_Template3-outline9" style:family="presentation" style:parent-style-name="PPT_5f_Template3-outline8">
      <style:paragraph-properties fo:margin-top="0cm" fo:margin-bottom="0.1cm"/>
      <style:text-properties fo:font-size="20pt" style:font-size-asian="20pt" style:font-size-complex="20pt"/>
    </style:style>
    <style:style style:name="PPT_5f_Template3-subtitle" style:display-name="PPT_Template3-subtitle" style:family="presentation">
      <style:graphic-properties draw:stroke="none" draw:fill="none" draw:textarea-vertical-align="middle">
        <text:list-style style:name="PPT_5f_Template3-subtitle" style:display-name="PPT_Templat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3-title" style:display-name="PPT_Template3-title" style:family="presentation">
      <style:graphic-properties draw:stroke="none" draw:fill="none" draw:textarea-vertical-align="middle">
        <text:list-style style:name="PPT_5f_Template3-title" style:display-name="PPT_Templat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background" style:display-name="PPT_Template4-background" style:family="presentation">
      <style:graphic-properties draw:stroke="none" draw:fill="solid" draw:fill-color="#ffffff"/>
      <style:text-properties style:letter-kerning="true"/>
    </style:style>
    <style:style style:name="PPT_5f_Template4-backgroundobjects" style:display-name="PPT_Templat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4-notes" style:display-name="PPT_Template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4-outline1" style:display-name="PPT_Template4-outline1" style:family="presentation">
      <style:graphic-properties draw:stroke="none" draw:fill="none" draw:auto-grow-height="false" draw:fit-to-size="shrink-to-fit">
        <text:list-style style:name="PPT_5f_Template4-outline1" style:display-name="PPT_Templat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outline2" style:display-name="PPT_Template4-outline2" style:family="presentation" style:parent-style-name="PPT_5f_Template4-outline1">
      <style:paragraph-properties fo:margin-top="0cm" fo:margin-bottom="0.4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4-outline3" style:display-name="PPT_Template4-outline3" style:family="presentation" style:parent-style-name="PPT_5f_Template4-outline2">
      <style:paragraph-properties fo:margin-top="0cm" fo:margin-bottom="0.3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4-outline4" style:display-name="PPT_Template4-outline4" style:family="presentation" style:parent-style-name="PPT_5f_Template4-outline3">
      <style:paragraph-properties fo:margin-top="0cm" fo:margin-bottom="0.2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4-outline5" style:display-name="PPT_Template4-outline5" style:family="presentation" style:parent-style-name="PPT_5f_Template4-outline4">
      <style:paragraph-properties fo:margin-top="0cm" fo:margin-bottom="0.1cm"/>
      <style:text-properties fo:font-size="20pt" style:font-size-asian="20pt" style:font-size-complex="20pt"/>
    </style:style>
    <style:style style:name="PPT_5f_Template4-outline6" style:display-name="PPT_Template4-outline6" style:family="presentation" style:parent-style-name="PPT_5f_Template4-outline5">
      <style:paragraph-properties fo:margin-top="0cm" fo:margin-bottom="0.1cm"/>
      <style:text-properties fo:font-size="20pt" style:font-size-asian="20pt" style:font-size-complex="20pt"/>
    </style:style>
    <style:style style:name="PPT_5f_Template4-outline7" style:display-name="PPT_Template4-outline7" style:family="presentation" style:parent-style-name="PPT_5f_Template4-outline6">
      <style:paragraph-properties fo:margin-top="0cm" fo:margin-bottom="0.1cm"/>
      <style:text-properties fo:font-size="20pt" style:font-size-asian="20pt" style:font-size-complex="20pt"/>
    </style:style>
    <style:style style:name="PPT_5f_Template4-outline8" style:display-name="PPT_Template4-outline8" style:family="presentation" style:parent-style-name="PPT_5f_Template4-outline7">
      <style:paragraph-properties fo:margin-top="0cm" fo:margin-bottom="0.1cm"/>
      <style:text-properties fo:font-size="20pt" style:font-size-asian="20pt" style:font-size-complex="20pt"/>
    </style:style>
    <style:style style:name="PPT_5f_Template4-outline9" style:display-name="PPT_Template4-outline9" style:family="presentation" style:parent-style-name="PPT_5f_Template4-outline8">
      <style:paragraph-properties fo:margin-top="0cm" fo:margin-bottom="0.1cm"/>
      <style:text-properties fo:font-size="20pt" style:font-size-asian="20pt" style:font-size-complex="20pt"/>
    </style:style>
    <style:style style:name="PPT_5f_Template4-subtitle" style:display-name="PPT_Template4-subtitle" style:family="presentation">
      <style:graphic-properties draw:stroke="none" draw:fill="none" draw:textarea-vertical-align="middle">
        <text:list-style style:name="PPT_5f_Template4-subtitle" style:display-name="PPT_Template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4-title" style:display-name="PPT_Template4-title" style:family="presentation">
      <style:graphic-properties draw:stroke="none" draw:fill="none" draw:textarea-vertical-align="middle">
        <text:list-style style:name="PPT_5f_Template4-title" style:display-name="PPT_Template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background" style:display-name="PPT_Template5-background" style:family="presentation">
      <style:graphic-properties draw:stroke="none" draw:fill="solid" draw:fill-color="#ffffff"/>
      <style:text-properties style:letter-kerning="true"/>
    </style:style>
    <style:style style:name="PPT_5f_Template5-backgroundobjects" style:display-name="PPT_Templat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5-notes" style:display-name="PPT_Template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5-outline1" style:display-name="PPT_Template5-outline1" style:family="presentation">
      <style:graphic-properties draw:stroke="none" draw:fill="none" draw:auto-grow-height="false" draw:fit-to-size="shrink-to-fit">
        <text:list-style style:name="PPT_5f_Template5-outline1" style:display-name="PPT_Template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outline2" style:display-name="PPT_Template5-outline2" style:family="presentation" style:parent-style-name="PPT_5f_Template5-outline1">
      <style:paragraph-properties fo:margin-top="0cm" fo:margin-bottom="0.4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5-outline3" style:display-name="PPT_Template5-outline3" style:family="presentation" style:parent-style-name="PPT_5f_Template5-outline2">
      <style:paragraph-properties fo:margin-top="0cm" fo:margin-bottom="0.3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5-outline4" style:display-name="PPT_Template5-outline4" style:family="presentation" style:parent-style-name="PPT_5f_Template5-outline3">
      <style:paragraph-properties fo:margin-top="0cm" fo:margin-bottom="0.2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5-outline5" style:display-name="PPT_Template5-outline5" style:family="presentation" style:parent-style-name="PPT_5f_Template5-outline4">
      <style:paragraph-properties fo:margin-top="0cm" fo:margin-bottom="0.1cm"/>
      <style:text-properties fo:font-size="20pt" style:font-size-asian="20pt" style:font-size-complex="20pt"/>
    </style:style>
    <style:style style:name="PPT_5f_Template5-outline6" style:display-name="PPT_Template5-outline6" style:family="presentation" style:parent-style-name="PPT_5f_Template5-outline5">
      <style:paragraph-properties fo:margin-top="0cm" fo:margin-bottom="0.1cm"/>
      <style:text-properties fo:font-size="20pt" style:font-size-asian="20pt" style:font-size-complex="20pt"/>
    </style:style>
    <style:style style:name="PPT_5f_Template5-outline7" style:display-name="PPT_Template5-outline7" style:family="presentation" style:parent-style-name="PPT_5f_Template5-outline6">
      <style:paragraph-properties fo:margin-top="0cm" fo:margin-bottom="0.1cm"/>
      <style:text-properties fo:font-size="20pt" style:font-size-asian="20pt" style:font-size-complex="20pt"/>
    </style:style>
    <style:style style:name="PPT_5f_Template5-outline8" style:display-name="PPT_Template5-outline8" style:family="presentation" style:parent-style-name="PPT_5f_Template5-outline7">
      <style:paragraph-properties fo:margin-top="0cm" fo:margin-bottom="0.1cm"/>
      <style:text-properties fo:font-size="20pt" style:font-size-asian="20pt" style:font-size-complex="20pt"/>
    </style:style>
    <style:style style:name="PPT_5f_Template5-outline9" style:display-name="PPT_Template5-outline9" style:family="presentation" style:parent-style-name="PPT_5f_Template5-outline8">
      <style:paragraph-properties fo:margin-top="0cm" fo:margin-bottom="0.1cm"/>
      <style:text-properties fo:font-size="20pt" style:font-size-asian="20pt" style:font-size-complex="20pt"/>
    </style:style>
    <style:style style:name="PPT_5f_Template5-subtitle" style:display-name="PPT_Template5-subtitle" style:family="presentation">
      <style:graphic-properties draw:stroke="none" draw:fill="none" draw:textarea-vertical-align="middle">
        <text:list-style style:name="PPT_5f_Template5-subtitle" style:display-name="PPT_Template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5-title" style:display-name="PPT_Template5-title" style:family="presentation">
      <style:graphic-properties draw:stroke="none" draw:fill="none" draw:textarea-vertical-align="middle">
        <text:list-style style:name="PPT_5f_Template5-title" style:display-name="PPT_Template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background" style:display-name="PPT_Template6-background" style:family="presentation">
      <style:graphic-properties draw:stroke="none" draw:fill="solid" draw:fill-color="#ffffff"/>
      <style:text-properties style:letter-kerning="true"/>
    </style:style>
    <style:style style:name="PPT_5f_Template6-backgroundobjects" style:display-name="PPT_Templat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6-notes" style:display-name="PPT_Template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6-outline1" style:display-name="PPT_Template6-outline1" style:family="presentation">
      <style:graphic-properties draw:stroke="none" draw:fill="none" draw:auto-grow-height="false" draw:fit-to-size="shrink-to-fit">
        <text:list-style style:name="PPT_5f_Template6-outline1" style:display-name="PPT_Template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outline2" style:display-name="PPT_Template6-outline2" style:family="presentation" style:parent-style-name="PPT_5f_Template6-outline1">
      <style:paragraph-properties fo:margin-top="0cm" fo:margin-bottom="0.4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6-outline3" style:display-name="PPT_Template6-outline3" style:family="presentation" style:parent-style-name="PPT_5f_Template6-outline2">
      <style:paragraph-properties fo:margin-top="0cm" fo:margin-bottom="0.3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6-outline4" style:display-name="PPT_Template6-outline4" style:family="presentation" style:parent-style-name="PPT_5f_Template6-outline3">
      <style:paragraph-properties fo:margin-top="0cm" fo:margin-bottom="0.2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6-outline5" style:display-name="PPT_Template6-outline5" style:family="presentation" style:parent-style-name="PPT_5f_Template6-outline4">
      <style:paragraph-properties fo:margin-top="0cm" fo:margin-bottom="0.1cm"/>
      <style:text-properties fo:font-size="20pt" style:font-size-asian="20pt" style:font-size-complex="20pt"/>
    </style:style>
    <style:style style:name="PPT_5f_Template6-outline6" style:display-name="PPT_Template6-outline6" style:family="presentation" style:parent-style-name="PPT_5f_Template6-outline5">
      <style:paragraph-properties fo:margin-top="0cm" fo:margin-bottom="0.1cm"/>
      <style:text-properties fo:font-size="20pt" style:font-size-asian="20pt" style:font-size-complex="20pt"/>
    </style:style>
    <style:style style:name="PPT_5f_Template6-outline7" style:display-name="PPT_Template6-outline7" style:family="presentation" style:parent-style-name="PPT_5f_Template6-outline6">
      <style:paragraph-properties fo:margin-top="0cm" fo:margin-bottom="0.1cm"/>
      <style:text-properties fo:font-size="20pt" style:font-size-asian="20pt" style:font-size-complex="20pt"/>
    </style:style>
    <style:style style:name="PPT_5f_Template6-outline8" style:display-name="PPT_Template6-outline8" style:family="presentation" style:parent-style-name="PPT_5f_Template6-outline7">
      <style:paragraph-properties fo:margin-top="0cm" fo:margin-bottom="0.1cm"/>
      <style:text-properties fo:font-size="20pt" style:font-size-asian="20pt" style:font-size-complex="20pt"/>
    </style:style>
    <style:style style:name="PPT_5f_Template6-outline9" style:display-name="PPT_Template6-outline9" style:family="presentation" style:parent-style-name="PPT_5f_Template6-outline8">
      <style:paragraph-properties fo:margin-top="0cm" fo:margin-bottom="0.1cm"/>
      <style:text-properties fo:font-size="20pt" style:font-size-asian="20pt" style:font-size-complex="20pt"/>
    </style:style>
    <style:style style:name="PPT_5f_Template6-subtitle" style:display-name="PPT_Template6-subtitle" style:family="presentation">
      <style:graphic-properties draw:stroke="none" draw:fill="none" draw:textarea-vertical-align="middle">
        <text:list-style style:name="PPT_5f_Template6-subtitle" style:display-name="PPT_Template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6-title" style:display-name="PPT_Template6-title" style:family="presentation">
      <style:graphic-properties draw:stroke="none" draw:fill="none" draw:textarea-vertical-align="middle">
        <text:list-style style:name="PPT_5f_Template6-title" style:display-name="PPT_Template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background" style:display-name="PPT_Template7-background" style:family="presentation">
      <style:graphic-properties draw:stroke="none" draw:fill="solid" draw:fill-color="#ffffff"/>
      <style:text-properties style:letter-kerning="true"/>
    </style:style>
    <style:style style:name="PPT_5f_Template7-backgroundobjects" style:display-name="PPT_Templat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7-notes" style:display-name="PPT_Template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7-outline1" style:display-name="PPT_Template7-outline1" style:family="presentation">
      <style:graphic-properties draw:stroke="none" draw:fill="none" draw:auto-grow-height="false" draw:fit-to-size="shrink-to-fit">
        <text:list-style style:name="PPT_5f_Template7-outline1" style:display-name="PPT_Template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outline2" style:display-name="PPT_Template7-outline2" style:family="presentation" style:parent-style-name="PPT_5f_Template7-outline1">
      <style:paragraph-properties fo:margin-top="0cm" fo:margin-bottom="0.4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7-outline3" style:display-name="PPT_Template7-outline3" style:family="presentation" style:parent-style-name="PPT_5f_Template7-outline2">
      <style:paragraph-properties fo:margin-top="0cm" fo:margin-bottom="0.3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7-outline4" style:display-name="PPT_Template7-outline4" style:family="presentation" style:parent-style-name="PPT_5f_Template7-outline3">
      <style:paragraph-properties fo:margin-top="0cm" fo:margin-bottom="0.2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7-outline5" style:display-name="PPT_Template7-outline5" style:family="presentation" style:parent-style-name="PPT_5f_Template7-outline4">
      <style:paragraph-properties fo:margin-top="0cm" fo:margin-bottom="0.1cm"/>
      <style:text-properties fo:font-size="20pt" style:font-size-asian="20pt" style:font-size-complex="20pt"/>
    </style:style>
    <style:style style:name="PPT_5f_Template7-outline6" style:display-name="PPT_Template7-outline6" style:family="presentation" style:parent-style-name="PPT_5f_Template7-outline5">
      <style:paragraph-properties fo:margin-top="0cm" fo:margin-bottom="0.1cm"/>
      <style:text-properties fo:font-size="20pt" style:font-size-asian="20pt" style:font-size-complex="20pt"/>
    </style:style>
    <style:style style:name="PPT_5f_Template7-outline7" style:display-name="PPT_Template7-outline7" style:family="presentation" style:parent-style-name="PPT_5f_Template7-outline6">
      <style:paragraph-properties fo:margin-top="0cm" fo:margin-bottom="0.1cm"/>
      <style:text-properties fo:font-size="20pt" style:font-size-asian="20pt" style:font-size-complex="20pt"/>
    </style:style>
    <style:style style:name="PPT_5f_Template7-outline8" style:display-name="PPT_Template7-outline8" style:family="presentation" style:parent-style-name="PPT_5f_Template7-outline7">
      <style:paragraph-properties fo:margin-top="0cm" fo:margin-bottom="0.1cm"/>
      <style:text-properties fo:font-size="20pt" style:font-size-asian="20pt" style:font-size-complex="20pt"/>
    </style:style>
    <style:style style:name="PPT_5f_Template7-outline9" style:display-name="PPT_Template7-outline9" style:family="presentation" style:parent-style-name="PPT_5f_Template7-outline8">
      <style:paragraph-properties fo:margin-top="0cm" fo:margin-bottom="0.1cm"/>
      <style:text-properties fo:font-size="20pt" style:font-size-asian="20pt" style:font-size-complex="20pt"/>
    </style:style>
    <style:style style:name="PPT_5f_Template7-subtitle" style:display-name="PPT_Template7-subtitle" style:family="presentation">
      <style:graphic-properties draw:stroke="none" draw:fill="none" draw:textarea-vertical-align="middle">
        <text:list-style style:name="PPT_5f_Template7-subtitle" style:display-name="PPT_Template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7-title" style:display-name="PPT_Template7-title" style:family="presentation">
      <style:graphic-properties draw:stroke="none" draw:fill="none" draw:textarea-vertical-align="middle">
        <text:list-style style:name="PPT_5f_Template7-title" style:display-name="PPT_Template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background" style:display-name="PPT_Template8-background" style:family="presentation">
      <style:graphic-properties draw:stroke="none" draw:fill="solid" draw:fill-color="#ffffff"/>
      <style:text-properties style:letter-kerning="true"/>
    </style:style>
    <style:style style:name="PPT_5f_Template8-backgroundobjects" style:display-name="PPT_Templat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8-notes" style:display-name="PPT_Template8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8-outline1" style:display-name="PPT_Template8-outline1" style:family="presentation">
      <style:graphic-properties draw:stroke="none" draw:fill="none" draw:auto-grow-height="false" draw:fit-to-size="shrink-to-fit">
        <text:list-style style:name="PPT_5f_Template8-outline1" style:display-name="PPT_Template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outline2" style:display-name="PPT_Template8-outline2" style:family="presentation" style:parent-style-name="PPT_5f_Template8-outline1">
      <style:paragraph-properties fo:margin-top="0cm" fo:margin-bottom="0.4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8-outline3" style:display-name="PPT_Template8-outline3" style:family="presentation" style:parent-style-name="PPT_5f_Template8-outline2">
      <style:paragraph-properties fo:margin-top="0cm" fo:margin-bottom="0.3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8-outline4" style:display-name="PPT_Template8-outline4" style:family="presentation" style:parent-style-name="PPT_5f_Template8-outline3">
      <style:paragraph-properties fo:margin-top="0cm" fo:margin-bottom="0.2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8-outline5" style:display-name="PPT_Template8-outline5" style:family="presentation" style:parent-style-name="PPT_5f_Template8-outline4">
      <style:paragraph-properties fo:margin-top="0cm" fo:margin-bottom="0.1cm"/>
      <style:text-properties fo:font-size="20pt" style:font-size-asian="20pt" style:font-size-complex="20pt"/>
    </style:style>
    <style:style style:name="PPT_5f_Template8-outline6" style:display-name="PPT_Template8-outline6" style:family="presentation" style:parent-style-name="PPT_5f_Template8-outline5">
      <style:paragraph-properties fo:margin-top="0cm" fo:margin-bottom="0.1cm"/>
      <style:text-properties fo:font-size="20pt" style:font-size-asian="20pt" style:font-size-complex="20pt"/>
    </style:style>
    <style:style style:name="PPT_5f_Template8-outline7" style:display-name="PPT_Template8-outline7" style:family="presentation" style:parent-style-name="PPT_5f_Template8-outline6">
      <style:paragraph-properties fo:margin-top="0cm" fo:margin-bottom="0.1cm"/>
      <style:text-properties fo:font-size="20pt" style:font-size-asian="20pt" style:font-size-complex="20pt"/>
    </style:style>
    <style:style style:name="PPT_5f_Template8-outline8" style:display-name="PPT_Template8-outline8" style:family="presentation" style:parent-style-name="PPT_5f_Template8-outline7">
      <style:paragraph-properties fo:margin-top="0cm" fo:margin-bottom="0.1cm"/>
      <style:text-properties fo:font-size="20pt" style:font-size-asian="20pt" style:font-size-complex="20pt"/>
    </style:style>
    <style:style style:name="PPT_5f_Template8-outline9" style:display-name="PPT_Template8-outline9" style:family="presentation" style:parent-style-name="PPT_5f_Template8-outline8">
      <style:paragraph-properties fo:margin-top="0cm" fo:margin-bottom="0.1cm"/>
      <style:text-properties fo:font-size="20pt" style:font-size-asian="20pt" style:font-size-complex="20pt"/>
    </style:style>
    <style:style style:name="PPT_5f_Template8-subtitle" style:display-name="PPT_Template8-subtitle" style:family="presentation">
      <style:graphic-properties draw:stroke="none" draw:fill="none" draw:textarea-vertical-align="middle">
        <text:list-style style:name="PPT_5f_Template8-subtitle" style:display-name="PPT_Template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8-title" style:display-name="PPT_Template8-title" style:family="presentation">
      <style:graphic-properties draw:stroke="none" draw:fill="none" draw:textarea-vertical-align="middle">
        <text:list-style style:name="PPT_5f_Template8-title" style:display-name="PPT_Template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background" style:display-name="PPT_Template9-background" style:family="presentation">
      <style:graphic-properties draw:stroke="none" draw:fill="solid" draw:fill-color="#ffffff"/>
      <style:text-properties style:letter-kerning="true"/>
    </style:style>
    <style:style style:name="PPT_5f_Template9-backgroundobjects" style:display-name="PPT_Templat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9-notes" style:display-name="PPT_Template9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9-outline1" style:display-name="PPT_Template9-outline1" style:family="presentation">
      <style:graphic-properties draw:stroke="none" draw:fill="none" draw:auto-grow-height="false" draw:fit-to-size="shrink-to-fit">
        <text:list-style style:name="PPT_5f_Template9-outline1" style:display-name="PPT_Template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outline2" style:display-name="PPT_Template9-outline2" style:family="presentation" style:parent-style-name="PPT_5f_Template9-outline1">
      <style:paragraph-properties fo:margin-top="0cm" fo:margin-bottom="0.4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9-outline3" style:display-name="PPT_Template9-outline3" style:family="presentation" style:parent-style-name="PPT_5f_Template9-outline2">
      <style:paragraph-properties fo:margin-top="0cm" fo:margin-bottom="0.3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9-outline4" style:display-name="PPT_Template9-outline4" style:family="presentation" style:parent-style-name="PPT_5f_Template9-outline3">
      <style:paragraph-properties fo:margin-top="0cm" fo:margin-bottom="0.2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9-outline5" style:display-name="PPT_Template9-outline5" style:family="presentation" style:parent-style-name="PPT_5f_Template9-outline4">
      <style:paragraph-properties fo:margin-top="0cm" fo:margin-bottom="0.1cm"/>
      <style:text-properties fo:font-size="20pt" style:font-size-asian="20pt" style:font-size-complex="20pt"/>
    </style:style>
    <style:style style:name="PPT_5f_Template9-outline6" style:display-name="PPT_Template9-outline6" style:family="presentation" style:parent-style-name="PPT_5f_Template9-outline5">
      <style:paragraph-properties fo:margin-top="0cm" fo:margin-bottom="0.1cm"/>
      <style:text-properties fo:font-size="20pt" style:font-size-asian="20pt" style:font-size-complex="20pt"/>
    </style:style>
    <style:style style:name="PPT_5f_Template9-outline7" style:display-name="PPT_Template9-outline7" style:family="presentation" style:parent-style-name="PPT_5f_Template9-outline6">
      <style:paragraph-properties fo:margin-top="0cm" fo:margin-bottom="0.1cm"/>
      <style:text-properties fo:font-size="20pt" style:font-size-asian="20pt" style:font-size-complex="20pt"/>
    </style:style>
    <style:style style:name="PPT_5f_Template9-outline8" style:display-name="PPT_Template9-outline8" style:family="presentation" style:parent-style-name="PPT_5f_Template9-outline7">
      <style:paragraph-properties fo:margin-top="0cm" fo:margin-bottom="0.1cm"/>
      <style:text-properties fo:font-size="20pt" style:font-size-asian="20pt" style:font-size-complex="20pt"/>
    </style:style>
    <style:style style:name="PPT_5f_Template9-outline9" style:display-name="PPT_Template9-outline9" style:family="presentation" style:parent-style-name="PPT_5f_Template9-outline8">
      <style:paragraph-properties fo:margin-top="0cm" fo:margin-bottom="0.1cm"/>
      <style:text-properties fo:font-size="20pt" style:font-size-asian="20pt" style:font-size-complex="20pt"/>
    </style:style>
    <style:style style:name="PPT_5f_Template9-subtitle" style:display-name="PPT_Template9-subtitle" style:family="presentation">
      <style:graphic-properties draw:stroke="none" draw:fill="none" draw:textarea-vertical-align="middle">
        <text:list-style style:name="PPT_5f_Template9-subtitle" style:display-name="PPT_Template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9-title" style:display-name="PPT_Template9-title" style:family="presentation">
      <style:graphic-properties draw:stroke="none" draw:fill="none" draw:textarea-vertical-align="middle">
        <text:list-style style:name="PPT_5f_Template9-title" style:display-name="PPT_Template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background" style:display-name="PPT_Template10-background" style:family="presentation">
      <style:graphic-properties draw:stroke="none" draw:fill="solid" draw:fill-color="#ffffff"/>
      <style:text-properties style:letter-kerning="true"/>
    </style:style>
    <style:style style:name="PPT_5f_Template10-backgroundobjects" style:display-name="PPT_Templat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0-notes" style:display-name="PPT_Template10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0-outline1" style:display-name="PPT_Template10-outline1" style:family="presentation">
      <style:graphic-properties draw:stroke="none" draw:fill="none" draw:auto-grow-height="false" draw:fit-to-size="shrink-to-fit">
        <text:list-style style:name="PPT_5f_Template10-outline1" style:display-name="PPT_Template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outline2" style:display-name="PPT_Template10-outline2" style:family="presentation" style:parent-style-name="PPT_5f_Template10-outline1">
      <style:paragraph-properties fo:margin-top="0cm" fo:margin-bottom="0.4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0-outline3" style:display-name="PPT_Template10-outline3" style:family="presentation" style:parent-style-name="PPT_5f_Template10-outline2">
      <style:paragraph-properties fo:margin-top="0cm" fo:margin-bottom="0.3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0-outline4" style:display-name="PPT_Template10-outline4" style:family="presentation" style:parent-style-name="PPT_5f_Template10-outline3">
      <style:paragraph-properties fo:margin-top="0cm" fo:margin-bottom="0.2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0-outline5" style:display-name="PPT_Template10-outline5" style:family="presentation" style:parent-style-name="PPT_5f_Template10-outline4">
      <style:paragraph-properties fo:margin-top="0cm" fo:margin-bottom="0.1cm"/>
      <style:text-properties fo:font-size="20pt" style:font-size-asian="20pt" style:font-size-complex="20pt"/>
    </style:style>
    <style:style style:name="PPT_5f_Template10-outline6" style:display-name="PPT_Template10-outline6" style:family="presentation" style:parent-style-name="PPT_5f_Template10-outline5">
      <style:paragraph-properties fo:margin-top="0cm" fo:margin-bottom="0.1cm"/>
      <style:text-properties fo:font-size="20pt" style:font-size-asian="20pt" style:font-size-complex="20pt"/>
    </style:style>
    <style:style style:name="PPT_5f_Template10-outline7" style:display-name="PPT_Template10-outline7" style:family="presentation" style:parent-style-name="PPT_5f_Template10-outline6">
      <style:paragraph-properties fo:margin-top="0cm" fo:margin-bottom="0.1cm"/>
      <style:text-properties fo:font-size="20pt" style:font-size-asian="20pt" style:font-size-complex="20pt"/>
    </style:style>
    <style:style style:name="PPT_5f_Template10-outline8" style:display-name="PPT_Template10-outline8" style:family="presentation" style:parent-style-name="PPT_5f_Template10-outline7">
      <style:paragraph-properties fo:margin-top="0cm" fo:margin-bottom="0.1cm"/>
      <style:text-properties fo:font-size="20pt" style:font-size-asian="20pt" style:font-size-complex="20pt"/>
    </style:style>
    <style:style style:name="PPT_5f_Template10-outline9" style:display-name="PPT_Template10-outline9" style:family="presentation" style:parent-style-name="PPT_5f_Template10-outline8">
      <style:paragraph-properties fo:margin-top="0cm" fo:margin-bottom="0.1cm"/>
      <style:text-properties fo:font-size="20pt" style:font-size-asian="20pt" style:font-size-complex="20pt"/>
    </style:style>
    <style:style style:name="PPT_5f_Template10-subtitle" style:display-name="PPT_Template10-subtitle" style:family="presentation">
      <style:graphic-properties draw:stroke="none" draw:fill="none" draw:textarea-vertical-align="middle">
        <text:list-style style:name="PPT_5f_Template10-subtitle" style:display-name="PPT_Template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0-title" style:display-name="PPT_Template10-title" style:family="presentation">
      <style:graphic-properties draw:stroke="none" draw:fill="none" draw:textarea-vertical-align="middle">
        <text:list-style style:name="PPT_5f_Template10-title" style:display-name="PPT_Template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23cm, 0cm, 0cm)" draw:image-opacity="100%" style:mirror="none"/>
    </style:style>
    <style:style style:name="M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PPT_5f_Template-backgroundobjects">
      <style:graphic-properties draw:stroke="none" draw:fill="none" draw:fill-color="#ffffff" draw:auto-grow-height="false" fo:min-height="0.788cm"/>
    </style:style>
    <style:style style:name="Mpr4" style:family="presentation" style:parent-style-name="PPT_5f_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PPT_5f_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PT_5f_Template1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508cm" fo:wrap-option="wrap"/>
    </style:style>
    <style:style style:name="Mpr7" style:family="presentation" style:parent-style-name="PPT_5f_Template1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508cm" fo:wrap-option="wrap"/>
    </style:style>
    <style:style style:name="Mpr8" style:family="presentation" style:parent-style-name="PPT_5f_Template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PT_5f_Template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PT_5f_Template2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1" style:family="presentation" style:parent-style-name="PPT_5f_Template2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2" style:family="presentation" style:parent-style-name="PPT_5f_Template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PT_5f_Template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PPT_5f_Template3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5" style:family="presentation" style:parent-style-name="PPT_5f_Template3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6" style:family="presentation" style:parent-style-name="PPT_5f_Template3-backgroundobjects">
      <style:graphic-properties draw:stroke="none" draw:fill="none" draw:fill-color="#ffffff" draw:auto-grow-height="false" fo:min-height="1.485cm"/>
    </style:style>
    <style:style style:name="Mpr17" style:family="presentation" style:parent-style-name="PPT_5f_Template3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PPT_5f_Template4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9" style:family="presentation" style:parent-style-name="PPT_5f_Template4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0" style:family="presentation" style:parent-style-name="PPT_5f_Template4-backgroundobjects">
      <style:graphic-properties draw:stroke="none" draw:fill="none" draw:fill-color="#ffffff" draw:auto-grow-height="false" fo:min-height="1.485cm"/>
    </style:style>
    <style:style style:name="Mpr21" style:family="presentation" style:parent-style-name="PPT_5f_Template4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PPT_5f_Template5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3" style:family="presentation" style:parent-style-name="PPT_5f_Template5-outline1">
      <style:graphic-properties draw:stroke="none" svg:stroke-width="0cm" draw:fill="none" draw:textarea-vertical-align="middle" draw:auto-grow-height="false" draw:fit-to-size="shrink-to-fit" fo:min-height="6.629cm" fo:padding-top="0.095cm" fo:padding-bottom="0.095cm" fo:padding-left="0.19cm" fo:padding-right="0.19cm" fo:wrap-option="wrap"/>
    </style:style>
    <style:style style:name="Mpr24" style:family="presentation" style:parent-style-name="PPT_5f_Template5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5" style:family="presentation" style:parent-style-name="PPT_5f_Template5-backgroundobjects">
      <style:graphic-properties draw:stroke="none" draw:fill="none" draw:fill-color="#ffffff" draw:auto-grow-height="false" fo:min-height="1.485cm"/>
    </style:style>
    <style:style style:name="Mpr26" style:family="presentation" style:parent-style-name="PPT_5f_Template5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PPT_5f_Template6-outline1">
      <style:graphic-properties draw:stroke="none" svg:stroke-width="0cm" draw:fill="none" draw:textarea-vertical-align="top" draw:auto-grow-height="false" draw:fit-to-size="shrink-to-fit" fo:min-height="6.629cm" fo:padding-top="0.095cm" fo:padding-bottom="0.095cm" fo:padding-left="0.19cm" fo:padding-right="0.19cm" fo:wrap-option="wrap"/>
    </style:style>
    <style:style style:name="Mpr28" style:family="presentation" style:parent-style-name="PPT_5f_Template6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9" style:family="presentation" style:parent-style-name="PPT_5f_Template6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30" style:family="presentation" style:parent-style-name="PPT_5f_Template6-backgroundobjects">
      <style:graphic-properties draw:stroke="none" draw:fill="none" draw:fill-color="#ffffff" draw:auto-grow-height="false" fo:min-height="1.485cm"/>
    </style:style>
    <style:style style:name="Mpr31" style:family="presentation" style:parent-style-name="PPT_5f_Template6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PPT_5f_Template7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33" style:family="presentation" style:parent-style-name="PPT_5f_Template7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PT_5f_Template7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PPT_5f_Template8-backgroundobjects">
      <style:graphic-properties draw:stroke="none" draw:fill="none" draw:fill-color="#ffffff" draw:auto-grow-height="false" fo:min-height="1.485cm"/>
    </style:style>
    <style:style style:name="Mpr36" style:family="presentation" style:parent-style-name="PPT_5f_Template8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PPT_5f_Template9-backgroundobjects">
      <style:graphic-properties draw:stroke="none" draw:fill="none" draw:fill-color="#ffffff" draw:auto-grow-height="false" fo:min-height="1.485cm"/>
    </style:style>
    <style:style style:name="Mpr38" style:family="presentation" style:parent-style-name="PPT_5f_Template9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PPT_5f_Template10-backgroundobjects">
      <style:graphic-properties draw:stroke="none" draw:fill="none" draw:fill-color="#ffffff" draw:auto-grow-height="false" fo:min-height="1.485cm"/>
    </style:style>
    <style:style style:name="Mpr40" style:family="presentation" style:parent-style-name="PPT_5f_Template1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text-align="center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7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7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color="#8b8b8b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1" style:family="text">
      <style:text-properties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2" style:family="text">
      <style:text-properties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5" style:family="text">
      <style:text-properties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6" style:family="text">
      <style:text-properties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PT_5f_Template" style:display-name="PPT_Templat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A1FC1DC85B5849F0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9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3" draw:layer="backgroundobjects" svg:width="6.4cm" svg:height="1.877cm" svg:x="13.2cm" svg:y="3.123cm">
        <draw:image xlink:href="Pictures/10000201000011500000051476CF161D443B91E8.png" xlink:type="simple" xlink:show="embed" xlink:actuate="onLoad">
          <text:p/>
        </draw:image>
      </draw:frame>
      <draw:frame presentation:style-name="Mpr3" draw:text-style-name="MP14" draw:layer="backgroundobjects" svg:width="6.44cm" svg:height="0.787cm" svg:x="6.949cm" svg:y="10.412cm" presentation:class="footer">
        <draw:text-box>
          <text:p text:style-name="MP14"><text:span text:style-name="MT1"><presentation:footer/></text:span></text:p>
        </draw:text-box>
      </draw:frame>
      <presentation:notes style:page-layout-name="PM0">
        <draw:page-thumbnail presentation:style-name="PPT_5f_Template-title" draw:layer="backgroundobjects" svg:width="14.848cm" svg:height="11.136cm" svg:x="3.075cm" svg:y="2.257cm" presentation:class="page"/>
        <draw:frame presentation:style-name="PPT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" style:display-name="PPT_Template1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6" draw:text-style-name="MP8" draw:layer="backgroundobjects" svg:width="18.414cm" svg:height="1.269cm" svg:x="1.905cm" svg:y="4.233cm" presentation:class="title" presentation:user-transformed="true">
        <draw:text-box>
          <text:p text:style-name="MP15"><text:span text:style-name="MT3">Click to edit the title text formatClick to edit Master title style</text:span></text:p>
        </draw:text-box>
      </draw:frame>
      <draw:frame draw:name="Text Placeholder 2" presentation:style-name="Mpr7" draw:text-style-name="MP11" draw:layer="backgroundobjects" svg:width="17.271cm" svg:height="1.248cm" svg:x="3.048cm" svg:y="5.503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16"><text:span text:style-name="MT6">Seventh Outline Level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1-title" draw:layer="backgroundobjects" svg:width="19.798cm" svg:height="11.136cm" svg:x="0.6cm" svg:y="2.257cm" presentation:class="page"/>
        <draw:frame presentation:style-name="PPT_5f_Templat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2" style:display-name="PPT_Template2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10" draw:text-style-name="MP11" draw:layer="backgroundobjects" svg:width="19.616cm" svg:height="9.143cm" svg:x="0.347cm" svg:y="1.482cm" presentation:class="outline" presentation:user-transformed="true">
        <draw:text-box>
          <text:list text:style-name="ML4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><text:span text:style-name="MT7">Seventh Outline LevelEdit Master text styles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11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presentation:notes style:page-layout-name="PM0">
        <draw:page-thumbnail presentation:style-name="PPT_5f_Template2-title" draw:layer="backgroundobjects" svg:width="19.798cm" svg:height="11.136cm" svg:x="0.6cm" svg:y="2.257cm" presentation:class="page"/>
        <draw:frame presentation:style-name="PPT_5f_Template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3" style:display-name="PPT_Template3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4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5" draw:text-style-name="MP11" draw:layer="backgroundobjects" svg:width="9.651cm" svg:height="9.143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5" draw:text-style-name="MP11" draw:layer="backgroundobjects" svg:width="9.651cm" svg:height="9.143cm" svg:x="10.313cm" svg:y="1.46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3-title" draw:layer="backgroundobjects" svg:width="19.798cm" svg:height="11.136cm" svg:x="0.6cm" svg:y="2.257cm" presentation:class="page"/>
        <draw:frame presentation:style-name="PPT_5f_Template3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4" style:display-name="PPT_Template4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8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9" draw:text-style-name="MP11" draw:layer="backgroundobjects" svg:width="19.608cm" svg:height="4.444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" draw:text-style-name="MP11" draw:layer="backgroundobjects" svg:width="19.608cm" svg:height="4.444cm" svg:x="0.356cm" svg:y="6.138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4-title" draw:layer="backgroundobjects" svg:width="19.798cm" svg:height="11.136cm" svg:x="0.6cm" svg:y="2.257cm" presentation:class="page"/>
        <draw:frame presentation:style-name="PPT_5f_Template4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5" style:display-name="PPT_Template5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22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Text Placeholder 2" presentation:style-name="Mpr23" draw:text-style-name="MP11" draw:layer="backgroundobjects" svg:width="9.651cm" svg:height="1.057cm" svg:x="0.356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6"><text:span text:style-name="MT7">Seventh Outline Level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4" draw:text-style-name="MP3" draw:layer="backgroundobjects" svg:width="9.651cm" svg:height="8.042cm" svg:x="0.356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1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3" draw:text-style-name="MP11" draw:layer="backgroundobjects" svg:width="9.651cm" svg:height="1.057cm" svg:x="10.3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7">Seventh Outline LevelEdit Master text styles</text:span></text:p>
        </draw:text-box>
      </draw:frame>
      <draw:frame draw:name="Content Placeholder 5" presentation:style-name="Mpr24" draw:text-style-name="MP3" draw:layer="backgroundobjects" svg:width="9.651cm" svg:height="8.042cm" svg:x="10.3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1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5-title" draw:layer="backgroundobjects" svg:width="19.798cm" svg:height="11.136cm" svg:x="0.6cm" svg:y="2.257cm" presentation:class="page"/>
        <draw:frame presentation:style-name="PPT_5f_Template5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6" style:display-name="PPT_Template6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27" draw:text-style-name="MP11" draw:layer="backgroundobjects" svg:width="11.683cm" svg:height="8.889cm" svg:x="8.304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4" presentation:style-name="Mpr28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6" presentation:style-name="Mpr29" draw:text-style-name="MP11" draw:layer="backgroundobjects" svg:width="7.619cm" svg:height="7.619cm" svg:x="0.356cm" svg:y="2.11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Click to insert Chart, Table or Picture</text:span></text:p>
            </text:list-item>
          </text:list>
        </draw:text-box>
      </draw:frame>
      <presentation:notes style:page-layout-name="PM0">
        <draw:page-thumbnail presentation:style-name="PPT_5f_Template6-title" draw:layer="backgroundobjects" svg:width="19.798cm" svg:height="11.136cm" svg:x="0.6cm" svg:y="2.257cm" presentation:class="page"/>
        <draw:frame presentation:style-name="PPT_5f_Template6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7" style:display-name="PPT_Template7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32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presentation:style-name="PPT_5f_Template7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7-title" draw:layer="backgroundobjects" svg:width="19.798cm" svg:height="11.136cm" svg:x="0.6cm" svg:y="2.257cm" presentation:class="page"/>
        <draw:frame presentation:style-name="PPT_5f_Template7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8" style:display-name="PPT_Template8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presentation:style-name="PPT_5f_Template8-title" draw:layer="backgroundobjects" svg:width="18.287cm" svg:height="1.907cm" svg:x="1.016cm" svg:y="0.456cm" presentation:class="title" presentation:placeholder="true">
        <draw:text-box/>
      </draw:frame>
      <draw:frame presentation:style-name="PPT_5f_Template8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8-title" draw:layer="backgroundobjects" svg:width="19.798cm" svg:height="11.136cm" svg:x="0.6cm" svg:y="2.257cm" presentation:class="page"/>
        <draw:frame presentation:style-name="PPT_5f_Template8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9" style:display-name="PPT_Template9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25"><text:span text:style-name="MT13"><text:a xlink:href="http://www.globaledgesoft.com/" xlink:type="simple">www.globaledgesoft.com</text:a></text:span><text:span text:style-name="MT14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F108997CD26DD8DB.png" xlink:type="simple" xlink:show="embed" xlink:actuate="onLoad">
              <text:p/>
            </draw:image>
          </draw:frame>
          <draw:custom-shape draw:name="Rectangle 16" draw:style-name="Mgr10" draw:text-style-name="MP3" draw:layer="layout" svg:width="5.418cm" svg:height="1.464cm" svg:x="1.02cm" svg:y="8.141cm">
            <text:p text:style-name="MP26"><text:span text:style-name="MT15">Global Village</text:span></text:p>
            <text:p text:style-name="MP26"><text:span text:style-name="MT15">IT SEZ</text:span></text:p>
            <text:p text:style-name="MP26"><text:span text:style-name="MT15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F108997CD26DD8DB.png" xlink:type="simple" xlink:show="embed" xlink:actuate="onLoad">
              <text:p/>
            </draw:image>
          </draw:frame>
          <draw:custom-shape draw:name="Rectangle 18" draw:style-name="Mgr10" draw:text-style-name="MP3" draw:layer="layout" svg:width="5.409cm" svg:height="1.464cm" svg:x="13.89cm" svg:y="8.141cm">
            <text:p text:style-name="MP26"><text:span text:style-name="MT15">Raheja Mindspace</text:span></text:p>
            <text:p text:style-name="MP26"><text:span text:style-name="MT15">IT Park</text:span></text:p>
            <text:p text:style-name="MP26"><text:span text:style-name="MT15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4333595F02D9B85F.jpg" xlink:type="simple" xlink:show="embed" xlink:actuate="onLoad">
              <text:p/>
            </draw:image>
          </draw:frame>
          <draw:custom-shape draw:name="Rectangle 20" draw:style-name="Mgr10" draw:text-style-name="MP3" draw:layer="layout" svg:width="5.409cm" svg:height="1.464cm" svg:x="7.459cm" svg:y="8.141cm">
            <text:p text:style-name="MP26"><text:span text:style-name="MT15">South Main Street </text:span></text:p>
            <text:p text:style-name="MP26"><text:span text:style-name="MT15">Milpitas</text:span></text:p>
            <text:p text:style-name="MP26"><text:span text:style-name="MT15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1" draw:text-style-name="MP3" draw:layer="backgroundobjects" svg:width="13.715cm" svg:height="0.867cm" svg:x="3.302cm" svg:y="0.882cm">
        <text:p text:style-name="MP25"><text:span text:style-name="MT16">Large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2" draw:text-style-name="MP4" draw:layer="layout" svg:width="9.718cm" svg:height="3.809cm" svg:x="6.485cm" svg:y="1.99cm">
          <draw:image xlink:href="Pictures/100000000000034A000001B83770F19E88B779C9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1E54A5F3885EE6C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56D5001252F6F842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3FB3F43192A0E2AE.jpg" xlink:type="simple" xlink:show="embed" xlink:actuate="onLoad">
          <text:p/>
        </draw:image>
      </draw:frame>
      <draw:frame presentation:style-name="PPT_5f_Template9-title" draw:layer="backgroundobjects" svg:width="18.287cm" svg:height="1.907cm" svg:x="1.016cm" svg:y="0.456cm" presentation:class="title" presentation:placeholder="true">
        <draw:text-box/>
      </draw:frame>
      <draw:frame presentation:style-name="PPT_5f_Template9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9-title" draw:layer="backgroundobjects" svg:width="19.798cm" svg:height="11.136cm" svg:x="0.6cm" svg:y="2.257cm" presentation:class="page"/>
        <draw:frame presentation:style-name="PPT_5f_Template9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0" style:display-name="PPT_Template10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1" draw:text-style-name="MP3" draw:layer="backgroundobjects" svg:width="7.28cm" svg:height="5.259cm" svg:x="12.404cm" svg:y="5.042cm">
        <text:p text:style-name="MP27"><text:span text:style-name="MT20">Fairness</text:span></text:p>
        <text:p text:style-name="MP27"><text:span text:style-name="MT20">Learning</text:span></text:p>
        <text:p text:style-name="MP27"><text:span text:style-name="MT20">Responsibility</text:span></text:p>
        <text:p text:style-name="MP27"><text:span text:style-name="MT20">Innovation</text:span></text:p>
        <text:p text:style-name="MP27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3" draw:text-style-name="MP3" draw:layer="backgroundobjects" svg:width="16.086cm" svg:height="1.038cm" svg:x="0cm" svg:y="3.175cm">
        <text:p text:style-name="MP25"><text:span text:style-name="MT12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D4195C300C928982.jpg" xlink:type="simple" xlink:show="embed" xlink:actuate="onLoad">
          <text:p/>
        </draw:image>
      </draw:frame>
      <draw:frame draw:name="Picture 5" draw:style-name="Mgr14" draw:text-style-name="MP4" draw:layer="backgroundobjects" svg:width="7.407cm" svg:height="3.265cm" svg:x="12.901cm" svg:y="-0.002cm">
        <draw:image xlink:href="Pictures/10000201000002B4000001165F961903CB57BD5E.png" xlink:type="simple" xlink:show="embed" xlink:actuate="onLoad">
          <text:p/>
        </draw:image>
      </draw:frame>
      <draw:frame presentation:style-name="PPT_5f_Template10-title" draw:layer="backgroundobjects" svg:width="18.287cm" svg:height="1.907cm" svg:x="1.016cm" svg:y="0.456cm" presentation:class="title" presentation:placeholder="true">
        <draw:text-box/>
      </draw:frame>
      <draw:frame presentation:style-name="PPT_5f_Template10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10-title" draw:layer="backgroundobjects" svg:width="19.798cm" svg:height="11.136cm" svg:x="0.6cm" svg:y="2.257cm" presentation:class="page"/>
        <draw:frame presentation:style-name="PPT_5f_Template10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GES LnD</meta:initial-creator>
    <meta:editing-cycles>71</meta:editing-cycles>
    <meta:creation-date>2018-02-13T08:50:50</meta:creation-date>
    <dc:date>2019-05-20T19:38:40.132542611</dc:date>
    <meta:editing-duration>PT4H1M43S</meta:editing-duration>
    <meta:generator>LibreOffice/4.2.8.2$Linux_x86 LibreOffice_project/420m0$Build-2</meta:generator>
    <meta:document-statistic meta:object-count="28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GES-TMPL-Presentation-v7.0" xlink:href=""/>
  </office:meta>
</office:document-meta>
</file>